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Kingthings Trypewriter 2" fo:font-size="14pt" officeooo:rsid="00111df9" officeooo:paragraph-rsid="0014524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Kluczowe postaci NPC:</text:span><text:line-break/><text:line-break/>- Donatella Verona: Starsza, tajemnicza kobieta, która jest głową Bractwa Cienia Wody. Elegancka i charyzmatyczna, ale niebezpieczna.<text:line-break/><text:line-break/>- Luca Martelli: Młodszy członek Bractwa, który ma wątpliwości co do planu uwolnienia Marelai i może stać się sojusznikiem graczy.<text:line-break/><text:line-break/>- Francesca Bellini: Ekspertka od lokalnych legend i historii Wenecji. Może dostarczyć graczy cennych informacji i wskazówek.<text:line-break/><text:line-break/>- Riccardo Bianchi: Strażnik muzeum, który był na służbie podczas kradzieży. Ma ważne informacje na temat zdarzeń tej nocy.<text:line-break/><text:line-break/><text:span text:style-name="T8">Morskie stworzenia służące Marelai:</text:span><text:line-break/><text:line-break/>- Wodne Widma: Duchy utopionych, które służyły Marelai i które mogą hipnotyzować lub wabić ofiary pod wodę.<text:line-break/> <text:s text:c="3"/><text:line-break/>- Głębinowi: Starożytne i kosmiczne istoty, które zamieszkują morskie głębiny. Są opisane jako olbrzymie, rybiopodobne stwory z wieloma oczami i mackami. Mogą one służyć jako potężniejsi słudzy Marelai, będąc jej "strażnikami" w głębinach.<text:line-break/> <text:s text:c="3"/><text:line-break/>- Dzieci Dagona i Matki Hydra: Pół-ludzkie, pół-rybie istoty będące potomstwem Dagona i Hydry. Służyłyby Marelai z powodu jej pochodzenia i związku z Dagonem, będąc jednocześnie mostem łączącym ją z klasycznym panteonem Cthulhu.</text:p>
      <text:p text:style-name="P1"/>
      <text:p text:style-name="P1"><text:span text:style-name="T8">Propozycje handoutów:</text:span><text:line-break/><text:line-break/>- Zakrwawiona notatka: Zawierająca tajemniczą wiadomość lub wskazówkę o lokalizacji fragmentu maski, znaleziona w muzeum.<text:line-break/>- Rysunek maski: Graficzne przedstawienie, jak maska może wyglądać po złożeniu wszystkich fragmentów.<text:line-break/>- Stary manuskrypt: Opisujący rytuał uwolnienia Marelai.<text:line-break/>- Mapa Wenecji: Z zaznaczonymi miejscami ważnymi dla śledztwa.<text:line-break/>- Zdjęcie: Przedstawiające kluczowych członków Bractwa Cienia Wod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2T23:45:10.960000000</meta:creation-date>
    <dc:date>2023-08-23T00:03:00.517000000</dc:date>
    <meta:editing-duration>PT17M46S</meta:editing-duration>
    <meta:editing-cycles>7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" meta:word-count="217" meta:character-count="1599" meta:non-whitespace-character-count="1367"/>
  </office:meta>
</office:document-meta>
</file>